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language="fr" fo:country="FR"/>
    </style:style>
    <style:style style:name="P2" style:family="paragraph" style:parent-style-name="Heading_20_1">
      <style:text-properties fo:language="fr" fo:country="FR"/>
    </style:style>
    <style:style style:name="P3" style:family="paragraph" style:parent-style-name="Heading_20_1">
      <style:text-properties fo:language="fr" fo:country="FR" officeooo:rsid="00070d45" officeooo:paragraph-rsid="00070d45"/>
    </style:style>
    <style:style style:name="P4" style:family="paragraph" style:parent-style-name="Heading_20_1">
      <style:text-properties fo:language="fr" fo:country="FR" officeooo:rsid="000b883f" officeooo:paragraph-rsid="000b883f"/>
    </style:style>
    <style:style style:name="P5" style:family="paragraph" style:parent-style-name="Text_20_body" style:list-style-name="L4">
      <style:text-properties fo:language="fr" fo:country="FR" officeooo:rsid="000fe008" officeooo:paragraph-rsid="000fe008"/>
    </style:style>
    <style:style style:name="P6" style:family="paragraph" style:parent-style-name="Text_20_body" style:list-style-name="L4">
      <style:text-properties fo:language="fr" fo:country="FR" officeooo:rsid="001738a8" officeooo:paragraph-rsid="001738a8"/>
    </style:style>
    <style:style style:name="P7" style:family="paragraph" style:parent-style-name="Text_20_body" style:list-style-name="L4">
      <style:text-properties fo:language="fr" fo:country="FR" officeooo:rsid="00174ecd" officeooo:paragraph-rsid="00174ecd"/>
    </style:style>
    <style:style style:name="P8" style:family="paragraph" style:parent-style-name="Text_20_body" style:list-style-name="L5">
      <style:paragraph-properties fo:line-height="100%"/>
      <style:text-properties fo:language="fr" fo:country="FR" officeooo:rsid="0007e73b" officeooo:paragraph-rsid="0007e73b"/>
    </style:style>
    <style:style style:name="P9" style:family="paragraph" style:parent-style-name="Text_20_body">
      <style:paragraph-properties fo:line-height="100%"/>
      <style:text-properties fo:language="fr" fo:country="FR"/>
    </style:style>
    <style:style style:name="P10" style:family="paragraph" style:parent-style-name="Text_20_body">
      <style:paragraph-properties fo:line-height="100%"/>
      <style:text-properties fo:language="fr" fo:country="FR" officeooo:paragraph-rsid="000dd41f"/>
    </style:style>
    <style:style style:name="P11" style:family="paragraph" style:parent-style-name="Text_20_body">
      <style:text-properties fo:language="fr" fo:country="FR" officeooo:rsid="00070d45" officeooo:paragraph-rsid="00070d45"/>
    </style:style>
    <style:style style:name="P12" style:family="paragraph" style:parent-style-name="Text_20_body">
      <style:paragraph-properties fo:line-height="100%"/>
      <style:text-properties fo:language="fr" fo:country="FR" officeooo:rsid="0002110e" officeooo:paragraph-rsid="0002110e"/>
    </style:style>
    <style:style style:name="P13" style:family="paragraph" style:parent-style-name="Text_20_body">
      <style:text-properties fo:language="fr" fo:country="FR" officeooo:rsid="00002010" officeooo:paragraph-rsid="00002010"/>
    </style:style>
    <style:style style:name="P14" style:family="paragraph" style:parent-style-name="Text_20_body">
      <style:text-properties fo:language="fr" fo:country="FR" officeooo:rsid="000407da" officeooo:paragraph-rsid="000407da"/>
    </style:style>
    <style:style style:name="P15" style:family="paragraph" style:parent-style-name="Text_20_body" style:list-style-name="L2">
      <style:paragraph-properties fo:line-height="100%"/>
      <style:text-properties fo:language="fr" fo:country="FR" officeooo:rsid="0005a760" officeooo:paragraph-rsid="0005a760"/>
    </style:style>
    <style:style style:name="P16" style:family="paragraph" style:parent-style-name="Text_20_body" style:list-style-name="L3">
      <style:paragraph-properties fo:line-height="100%"/>
      <style:text-properties fo:language="fr" fo:country="FR" officeooo:rsid="0005a760" officeooo:paragraph-rsid="0005a760"/>
    </style:style>
    <style:style style:name="P17" style:family="paragraph" style:parent-style-name="Text_20_body" style:list-style-name="L3">
      <style:paragraph-properties fo:line-height="100%"/>
      <style:text-properties fo:language="fr" fo:country="FR" officeooo:rsid="00172f36" officeooo:paragraph-rsid="00172f36"/>
    </style:style>
    <style:style style:name="P18" style:family="paragraph" style:parent-style-name="Text_20_body" style:list-style-name="L5">
      <style:paragraph-properties fo:line-height="100%"/>
      <style:text-properties fo:language="fr" fo:country="FR" officeooo:rsid="000b883f" officeooo:paragraph-rsid="00122698"/>
    </style:style>
    <style:style style:name="P19" style:family="paragraph" style:parent-style-name="Text_20_body" style:list-style-name="L5">
      <style:paragraph-properties fo:line-height="100%"/>
      <style:text-properties fo:language="fr" fo:country="FR" officeooo:rsid="000b883f" officeooo:paragraph-rsid="001c65a1"/>
    </style:style>
    <style:style style:name="P20" style:family="paragraph" style:parent-style-name="Text_20_body" style:list-style-name="L5">
      <style:paragraph-properties fo:line-height="100%"/>
      <style:text-properties fo:language="fr" fo:country="FR" officeooo:rsid="000b883f" officeooo:paragraph-rsid="000b883f"/>
    </style:style>
    <style:style style:name="P21" style:family="paragraph" style:parent-style-name="Text_20_body" style:list-style-name="L5">
      <style:paragraph-properties fo:line-height="100%"/>
      <style:text-properties fo:language="fr" fo:country="FR" officeooo:rsid="000c90ae" officeooo:paragraph-rsid="000c90ae"/>
    </style:style>
    <style:style style:name="P22" style:family="paragraph" style:parent-style-name="Text_20_body" style:list-style-name="L5">
      <style:paragraph-properties fo:line-height="100%"/>
      <style:text-properties fo:language="fr" fo:country="FR" officeooo:rsid="000c90ae" officeooo:paragraph-rsid="000dd41f"/>
    </style:style>
    <style:style style:name="P23" style:family="paragraph" style:parent-style-name="Text_20_body">
      <style:paragraph-properties fo:line-height="100%"/>
      <style:text-properties fo:language="fr" fo:country="FR" officeooo:rsid="000dd41f" officeooo:paragraph-rsid="000dd41f"/>
    </style:style>
    <style:style style:name="P24" style:family="paragraph" style:parent-style-name="Text_20_body" style:list-style-name="L6">
      <style:paragraph-properties fo:line-height="100%"/>
      <style:text-properties fo:language="fr" fo:country="FR" officeooo:rsid="000dd41f" officeooo:paragraph-rsid="000dd41f"/>
    </style:style>
    <style:style style:name="P25" style:family="paragraph" style:parent-style-name="Text_20_body" style:list-style-name="L6">
      <style:paragraph-properties fo:line-height="100%"/>
      <style:text-properties officeooo:paragraph-rsid="000dd41f"/>
    </style:style>
    <style:style style:name="P26" style:family="paragraph" style:parent-style-name="Text_20_body" style:list-style-name="L1">
      <style:paragraph-properties fo:margin-top="0cm" fo:margin-bottom="0.146cm" loext:contextual-spacing="false" fo:line-height="100%"/>
      <style:text-properties fo:language="fr" fo:country="FR" officeooo:rsid="00002010" officeooo:paragraph-rsid="00002010"/>
    </style:style>
    <style:style style:name="P27" style:family="paragraph" style:parent-style-name="Text_20_body" style:list-style-name="L1">
      <style:paragraph-properties fo:margin-top="0cm" fo:margin-bottom="0.146cm" loext:contextual-spacing="false" fo:line-height="100%"/>
      <style:text-properties fo:language="fr" fo:country="FR" officeooo:rsid="000179db" officeooo:paragraph-rsid="000179db"/>
    </style:style>
    <style:style style:name="P28" style:family="paragraph" style:parent-style-name="Text_20_body">
      <style:paragraph-properties fo:margin-top="0cm" fo:margin-bottom="0.146cm" loext:contextual-spacing="false" fo:line-height="100%"/>
      <style:text-properties fo:language="fr" fo:country="FR" officeooo:rsid="000179db" officeooo:paragraph-rsid="000179db"/>
    </style:style>
    <style:style style:name="T1" style:family="text">
      <style:text-properties officeooo:rsid="0002110e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02110e"/>
    </style:style>
    <style:style style:name="T4" style:family="text">
      <style:text-properties fo:language="fr" fo:country="FR" officeooo:rsid="002411e4"/>
    </style:style>
    <style:style style:name="T5" style:family="text">
      <style:text-properties officeooo:rsid="000407da"/>
    </style:style>
    <style:style style:name="T6" style:family="text">
      <style:text-properties officeooo:rsid="0008939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style:font-name="Liberation Serif" fo:font-size="12pt" fo:language="fr" fo:country="FR" fo:font-style="normal" officeooo:rsid="000dd41f" style:font-size-asian="12pt" style:font-style-asian="normal" style:font-size-complex="12pt" style:font-style-complex="normal"/>
    </style:style>
    <style:style style:name="T9" style:family="text">
      <style:text-properties style:use-window-font-color="true" style:font-name="Liberation Serif" fo:font-size="12pt" fo:language="fr" fo:country="FR" fo:font-style="normal" officeooo:rsid="0020c05f" style:font-size-asian="12pt" style:font-style-asian="normal" style:font-size-complex="12pt" style:font-style-complex="normal"/>
    </style:style>
    <style:style style:name="T10" style:family="text">
      <style:text-properties style:use-window-font-color="true" style:font-name="Liberation Serif" fo:font-size="12pt" fo:language="fr" fo:country="FR" fo:font-style="normal" fo:font-weight="normal" officeooo:rsid="000dd41f" style:font-size-asian="12pt" style:font-style-asian="normal" style:font-weight-asian="normal" style:font-size-complex="12pt" style:font-style-complex="normal"/>
    </style:style>
    <style:style style:name="T11" style:family="text">
      <style:text-properties style:use-window-font-color="true" style:font-name="Liberation Serif" fo:font-size="12pt" fo:language="fr" fo:country="FR" fo:font-style="normal" fo:font-weight="normal" officeooo:rsid="000ef405" style:font-size-asian="12pt" style:font-style-asian="normal" style:font-weight-asian="normal" style:font-size-complex="12pt" style:font-style-complex="normal"/>
    </style:style>
    <style:style style:name="T12" style:family="text">
      <style:text-properties style:use-window-font-color="true" style:font-name="Liberation Serif" fo:font-size="12pt" fo:font-style="normal" officeooo:rsid="000dd41f" style:font-size-asian="12pt" style:font-style-asian="normal" style:font-size-complex="12pt" style:font-style-complex="normal"/>
    </style:style>
    <style:style style:name="T13" style:family="text">
      <style:text-properties style:use-window-font-color="true" style:font-name="Liberation Serif" fo:font-size="12pt" fo:font-style="normal" officeooo:rsid="0020c05f" style:font-size-asian="12pt" style:font-style-asian="normal" style:font-size-complex="12pt" style:font-style-complex="normal"/>
    </style:style>
    <style:style style:name="T14" style:family="text">
      <style:text-properties style:use-window-font-color="true" style:font-name="Liberation Serif" fo:font-size="12pt" fo:font-style="normal" fo:font-weight="normal" officeooo:rsid="000dd41f" style:font-size-asian="12pt" style:font-style-asian="normal" style:font-weight-asian="normal" style:font-size-complex="12pt" style:font-style-complex="normal"/>
    </style:style>
    <style:style style:name="T15" style:family="text">
      <style:text-properties style:use-window-font-color="true" style:font-name="Liberation Serif" fo:font-size="12pt" fo:font-style="normal" fo:font-weight="normal" officeooo:rsid="000ef405" style:font-size-asian="12pt" style:font-style-asian="normal" style:font-weight-asian="normal" style:font-size-complex="12pt" style:font-style-complex="normal"/>
    </style:style>
    <style:style style:name="T16" style:family="text">
      <style:text-properties style:font-name="Liberation Serif" fo:font-size="12pt" fo:language="fr" fo:country="FR" fo:font-style="normal" officeooo:rsid="000dd41f" style:font-size-asian="12pt" style:font-style-asian="normal" style:font-size-complex="12pt" style:font-style-complex="normal"/>
    </style:style>
    <style:style style:name="T17" style:family="text">
      <style:text-properties style:font-name="Liberation Serif" fo:font-size="12pt" fo:font-style="normal" officeooo:rsid="000dd41f" style:font-size-asian="12pt" style:font-style-asian="normal" style:font-size-complex="12pt" style:font-style-complex="normal"/>
    </style:style>
    <style:style style:name="T18" style:family="text">
      <style:text-properties officeooo:rsid="0016d624"/>
    </style:style>
    <style:style style:name="T19" style:family="text">
      <style:text-properties officeooo:rsid="00172f36"/>
    </style:style>
    <style:style style:name="T20" style:family="text">
      <style:text-properties officeooo:rsid="0018d313"/>
    </style:style>
    <style:style style:name="T21" style:family="text">
      <style:text-properties officeooo:rsid="001e4e47"/>
    </style:style>
    <style:style style:name="T22" style:family="text">
      <style:text-properties officeooo:rsid="00201b37"/>
    </style:style>
    <style:style style:name="T23" style:family="text">
      <style:text-properties officeooo:rsid="0021d3a0"/>
    </style:style>
    <style:style style:name="T24" style:family="text">
      <style:text-properties officeooo:rsid="002411e4"/>
    </style:style>
    <style:style style:name="T25" style:family="text">
      <style:text-properties officeooo:rsid="002452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cm" fo:text-indent="-1.36cm" fo:margin-left="2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de développement</text:p>
      <text:p text:style-name="P9"/>
      <text:h text:style-name="P3" text:outline-level="1">Auteurs:</text:h>
      <text:p text:style-name="P11">Vincent BUISSET <text:tab/>(TDA – alpha - alternant)</text:p>
      <text:p text:style-name="P11">Julien FAIDIDE <text:tab/>(TDA – alpha - alternant)</text:p>
      <text:h text:style-name="P2" text:outline-level="1">Dépendances du projet:</text:h>
      <text:p text:style-name="P12">- JavaFX</text:p>
      <text:h text:style-name="P2" text:outline-level="1">Architecture du projet (dossier src/)</text:h>
      <text:list xml:id="list1318923" text:style-name="L1">
        <text:list-item>
          <text:p text:style-name="P26">base<text:tab/><text:tab/><text:tab/><text:tab/>Contient quelques classes basiques du projet.</text:p>
        </text:list-item>
        <text:list-item>
          <text:p text:style-name="P26">graphics/<text:tab/><text:tab/><text:tab/><text:span text:style-name="T1">Contient les objets JavaFX.</text:span></text:p>
          <text:list>
            <text:list-item>
              <text:p text:style-name="P27">pages/<text:tab/><text:tab/><text:tab/><text:tab/><text:span text:style-name="T1">Contient les pages .fxml et les controllers pour chaque page.</text:span></text:p>
              <text:list>
                <text:list-item>
                  <text:p text:style-name="P27">capacityBuilder/<text:tab/><text:tab/><text:span text:style-name="T1">Page de choix des capacitées.</text:span></text:p>
                </text:list-item>
                <text:list-item>
                  <text:p text:style-name="P27">fightPage/<text:tab/><text:tab/><text:tab/><text:span text:style-name="T1">Page du combat.</text:span></text:p>
                </text:list-item>
                <text:list-item>
                  <text:p text:style-name="P27">ligue/<text:tab/><text:tab/><text:tab/><text:tab/><text:span text:style-name="T1">Page de lancement de combats de ligue.</text:span></text:p>
                </text:list-item>
                <text:list-item>
                  <text:p text:style-name="P27">loadSave/<text:tab/><text:tab/><text:tab/><text:span text:style-name="T1">Page de chargement d’une sauvegarde.</text:span></text:p>
                </text:list-item>
                <text:list-item>
                  <text:p text:style-name="P27">mainPage/<text:tab/><text:tab/><text:tab/><text:span text:style-name="T1">Page d’accueil.</text:span></text:p>
                </text:list-item>
                <text:list-item>
                  <text:p text:style-name="P27">page2/<text:tab/><text:tab/><text:tab/><text:tab/><text:span text:style-name="T1">Page du menu principal.</text:span></text:p>
                </text:list-item>
                <text:list-item>
                  <text:p text:style-name="P27">TeamBuilder/<text:tab/><text:tab/><text:tab/><text:span text:style-name="T1">Page de choix des pokemons.</text:span></text:p>
                </text:list-item>
              </text:list>
            </text:list-item>
            <text:list-item>
              <text:p text:style-name="P27">utilities/<text:tab/><text:tab/><text:tab/><text:span text:style-name="T1">Contient d’autres objets en rapport avec JavaFX.</text:span></text:p>
              <text:list>
                <text:list-item>
                  <text:p text:style-name="P27">dialogArea/<text:tab/><text:tab/><text:tab/><text:span text:style-name="T1">Page qui représente l’emplacement de la popu de dialogue.</text:span></text:p>
                </text:list-item>
              </text:list>
            </text:list-item>
          </text:list>
        </text:list-item>
        <text:list-item>
          <text:p text:style-name="P27">managers/<text:tab/><text:tab/><text:tab/><text:span text:style-name="T1">Contient tous les managers du jeu.</text:span></text:p>
          <text:list>
            <text:list-item>
              <text:p text:style-name="P27">BattleEvent/<text:tab/><text:tab/><text:tab/><text:span text:style-name="T1">Gère les évènements du combat.</text:span></text:p>
            </text:list-item>
            <text:list-item>
              <text:p text:style-name="P27">DamageManager<text:tab/><text:tab/><text:tab/><text:span text:style-name="T1">Calcul et applique les effets des capacités sur les pokemons.</text:span></text:p>
            </text:list-item>
            <text:list-item>
              <text:p text:style-name="P27">GameManager/<text:tab/><text:tab/><text:tab/><text:span text:style-name="T1">Controle la globalité du programme. Les actions principales.</text:span></text:p>
            </text:list-item>
            <text:list-item>
              <text:p text:style-name="P27">PageManager/<text:tab/><text:tab/><text:tab/><text:span text:style-name="T5">Permet de changer de page dans la même fenêtre.</text:span></text:p>
            </text:list-item>
            <text:list-item>
              <text:p text:style-name="P27">SoundManager<text:tab/><text:tab/><text:tab/><text:span text:style-name="T5">Joue du son.</text:span></text:p>
            </text:list-item>
          </text:list>
        </text:list-item>
        <text:list-item>
          <text:p text:style-name="P27">Pokemons/<text:tab/><text:tab/><text:tab/><text:span text:style-name="T5">Contient la plus grosse partie des objets du modèle du jeu (les <text:tab/><text:tab/><text:tab/><text:tab/><text:tab/>pokémons, les capacités, la ligue, les stats, les types etc.)</text:span></text:p>
        </text:list-item>
        <text:list-item>
          <text:p text:style-name="P27"><text:soft-page-break/>resources/<text:tab/><text:tab/><text:tab/><text:span text:style-name="T5">Contient les resources externes (css, <text:s/>polices d’écritures, sons <text:tab/><text:tab/><text:tab/><text:tab/>images, <text:s/>documents .csv).</text:span></text:p>
        </text:list-item>
        <text:list-item>
          <text:p text:style-name="P27">saves/<text:tab/><text:tab/><text:tab/><text:tab/><text:span text:style-name="T5">Répertoire où sont placés les sauvegardes.</text:span></text:p>
        </text:list-item>
        <text:list-item>
          <text:p text:style-name="P27">test/<text:tab/><text:tab/><text:tab/><text:tab/><text:span text:style-name="T5">Programme Main de test (notamment utile pour tester la créations <text:tab/><text:tab/><text:tab/><text:tab/>des objets à partir des fichiers .csv).</text:span></text:p>
        </text:list-item>
        <text:list-item>
          <text:p text:style-name="P27">utils/<text:tab/><text:tab/><text:tab/><text:tab/><text:span text:style-name="T5">Contient des exceptions et des méthodes utilitaires personnalisées.</text:span></text:p>
        </text:list-item>
      </text:list>
      <text:p text:style-name="P28"/>
      <text:p text:style-name="P13"/>
      <text:h text:style-name="P2" text:outline-level="1">Répartition des tâches</text:h>
      <text:p text:style-name="P14">Vincent BUISSET:</text:p>
      <text:list xml:id="list3139516589" text:style-name="L2">
        <text:list-item>
          <text:p text:style-name="P15">Classes du modèle (PokemonDescriptor, PokemonCreature, BaseStat, Capacity, <text:span text:style-name="T23">PokemonObject </text:span>etc.)</text:p>
        </text:list-item>
        <text:list-item>
          <text:p text:style-name="P15">Classes usines (Stats, Capacities, Pokedex, Types, DamageManager)</text:p>
        </text:list-item>
        <text:list-item>
          <text:p text:style-name="P15">Managers (DamageManager, SoundManager)</text:p>
        </text:list-item>
        <text:list-item>
          <text:p text:style-name="P15">Pages (TeamBuilder, capacityBuilder, ligue)</text:p>
        </text:list-item>
        <text:list-item>
          <text:p text:style-name="P15">Utils</text:p>
        </text:list-item>
        <text:list-item>
          <text:p text:style-name="P15">Rédaction des documents</text:p>
        </text:list-item>
      </text:list>
      <text:p text:style-name="P14">Julien FAIDIDE:</text:p>
      <text:list xml:id="list3645165334" text:style-name="L3">
        <text:list-item>
          <text:p text:style-name="P16">Managers (BattleEvent, GameManager, PageManager)</text:p>
        </text:list-item>
        <text:list-item>
          <text:p text:style-name="P16">Pages (fightPage, loadSave, mainPage, page2, utilities)</text:p>
        </text:list-item>
        <text:list-item>
          <text:p text:style-name="P16">Base (Player, PlayerBot)</text:p>
        </text:list-item>
        <text:list-item>
          <text:p text:style-name="P16">Utils</text:p>
        </text:list-item>
        <text:list-item>
          <text:p text:style-name="P17">Mode multijoueur</text:p>
        </text:list-item>
      </text:list>
      <text:h text:style-name="P2" text:outline-level="1">Difficultés rencontrées</text:h>
      <text:list xml:id="list842476091" text:style-name="L4">
        <text:list-item>
          <text:p text:style-name="P5">Mise en place de l’environnement de travail avec JavaFX: Nous avons passé beaucoup de temps pour réussir à installer JavaFX, à bien configurer les arguments de VM et le .gitignore. Beaucoup de tests et de recherches pour mieux comprendre l’environnement ont été nécessaires.</text:p>
        </text:list-item>
        <text:list-item>
          <text:p text:style-name="P5">Concevoir une architecture de pages avec javaFx. Après une phase de recherches, nous avons choisi une arborescence de dossiers et de classes générique. Celle-ci nous à permis de développer et ajouter au jeu diverses composants au ferez à mesure du temps, sans interférer dans nos taches respectives.</text:p>
        </text:list-item>
        <text:list-item>
          <text:p text:style-name="P5"><text:span text:style-name="T19">Échange</text:span> de données entre différentes fenêtres (CapacityBuilder et TeamBuilder): <text:span text:style-name="T18">U</text:span>ne interface <text:span text:style-name="T18">à due être conçue </text:span>et utilis<text:span text:style-name="T18">ée</text:span> dans le GameManager, elle permet à la fenêtre fille de récupéré le stage de l’application pour pouvoir utiliser un setter avec le choix de l’utilisateur. </text:p>
        </text:list-item>
        <text:list-item>
          <text:p text:style-name="P6"><text:soft-page-break/>Prise en main de Scene Builder.</text:p>
        </text:list-item>
        <text:list-item>
          <text:p text:style-name="P7">Trouver des créneaux pour travailler, face à un grand nombre de projets et de partiels à préparer couplés avec des semaines de travail en entreprise chargés pendant les vacances de Noël.</text:p>
        </text:list-item>
      </text:list>
      <text:h text:style-name="P4" text:outline-level="1"><text:span text:style-name="T24">Implémentations</text:span> / Evolution.</text:h>
      <text:list xml:id="list2108026581" text:style-name="L5">
        <text:list-item>
          <text:p text:style-name="P8">Avant-propos.</text:p>
        </text:list-item>
        <text:list-item>
          <text:p text:style-name="P8">Les types, le pokédex, les capacités et les pokémons ont été implémentés.</text:p>
        </text:list-item>
        <text:list-item>
          <text:p text:style-name="P8">Le système de sauvegarde a été implémenté.</text:p>
        </text:list-item>
        <text:list-item>
          <text:p text:style-name="P8">Un mode de combat classique a été implémenté <text:span text:style-name="T6">(seul contre IA)</text:span>.</text:p>
        </text:list-item>
        <text:list-item>
          <text:p text:style-name="P8">Une ligue classique a été implémenté.</text:p>
        </text:list-item>
        <text:list-item>
          <text:p text:style-name="P18">La gestion des types dans le calcul des <text:span text:style-name="T24">dégâts</text:span> a été implémenté.</text:p>
        </text:list-item>
        <text:list-item>
          <text:p text:style-name="P18">Le mode Multijoueur.</text:p>
        </text:list-item>
        <text:list-item>
          <text:p text:style-name="P19">Les objets.<text:line-break/><text:line-break/>Les éléments suivant<text:span text:style-name="T21">s </text:span><text:span text:style-name="T7">n’ont pas été implémentés.<text:line-break/></text:span></text:p>
        </text:list-item>
        <text:list-item>
          <text:p text:style-name="P20">Les états.</text:p>
        </text:list-item>
        <text:list-item>
          <text:p text:style-name="P21">L’acquisition de capacités.</text:p>
        </text:list-item>
        <text:list-item>
          <text:p text:style-name="P21">Les objets <text:span text:style-name="T25">tenables</text:span> de boo<text:span text:style-name="T24">s</text:span>ts.</text:p>
        </text:list-item>
        <text:list-item>
          <text:p text:style-name="P22">Mode Duo et trio.</text:p>
        </text:list-item>
      </text:list>
      <text:p text:style-name="P10"/>
      <text:p text:style-name="P23">Autres propositions d’évolutions:</text:p>
      <text:list xml:id="list3526672530" text:style-name="L6">
        <text:list-item>
          <text:p text:style-name="P24">Un mode debug qui rajouterait des pokemons, <text:span text:style-name="T22">objets </text:span>et capacités surpuissant<text:span text:style-name="T20">e</text:span>s dans la liste.<text:line-break/>Cela permettrait de tester le jeu rapidement.</text:p>
        </text:list-item>
        <text:list-item>
          <text:p text:style-name="P25"><text:span text:style-name="T16">Prise en comptes de</text:span><text:span text:style-name="T8">s effets spéciaux de capacités (exemple: la capacité autodestruction tue son lanceur, torgnole se lance plusieurs fois, </text:span><text:span text:style-name="T9">guillotine</text:span><text:span text:style-name="T8"> met forcément le pokemon ennemi K.O.</text:span><text:span text:style-name="T10"> <text:s/></text:span><text:a xlink:type="simple" xlink:href="https://www.pokepedia.fr/Calcul_des_dégâts" text:style-name="Internet_20_link" text:visited-style-name="Visited_20_Internet_20_Link"><text:span text:style-name="T2">https://www.pokepedia.fr/Calcul_des_d%C3%A9g%C3%A2ts</text:span></text:a><text:span text:style-name="T10"> </text:span><text:span text:style-name="T11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/>
      <style:text-properties officeooo:rsid="000dd41f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20-01-05T14:32:42.255000000</dc:date>
    <meta:editing-duration>PT54M57S</meta:editing-duration>
    <meta:editing-cycles>36</meta:editing-cycles>
    <meta:document-statistic meta:table-count="0" meta:image-count="0" meta:object-count="0" meta:page-count="3" meta:paragraph-count="66" meta:word-count="626" meta:character-count="4114" meta:non-whitespace-character-count="3532"/>
  </office:meta>
</office:document-meta>
</file>